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lexei Znamensky</text:p>
      <text:p text:style-name="P1">Curriculum Vitæ / Resumé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1">Av. Portugal, 676, ap. 51 – Brooklin Paulista</text:p>
            <text:p text:style-name="P20">04559-001 São Paulo-SP</text:p>
            <text:p text:style-name="P20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3">+55 11 8978 7374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3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7">LinkedIn</text:p>
          </table:table-cell>
          <table:table-cell table:style-name="Table1.B5" office:value-type="string">
            <text:p text:style-name="P29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2">Experience installing, configuring and managing:</text:p>
            <text:p text:style-name="P22">● IBM Business Process Manager 7.5.1</text:p>
            <text:p text:style-name="P22">● WebSphere Application Server v5, v6.x and v7</text:p>
            <text:p text:style-name="P22">● WebSphere Portal Server v6.0 e v6.1</text:p>
            <text:p text:style-name="P22">● IBM DB2 Enterprise Server v8 e v9 on Unix/Linux</text:p>
            <text:p text:style-name="P22">Experience assessing and tuning performance</text:p>
            <text:p text:style-name="P23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3">2 years of experience as a manager</text:p>
            <text:p text:style-name="P22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git,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3">8+ years of experience in training</text:p>
            <text:p text:style-name="P22">Main courses taught: </text:p>
            <text:p text:style-name="P22">● WebSphere Application Server, v4/v5/v6</text:p>
            <text:p text:style-name="P22">● WSAD v5, Java courses</text:p>
            <text:p text:style-name="P22">● Linux courses</text:p>
            <text:p text:style-name="P22">Development of course material</text:p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22">Spanish: Intermediate (reading, speaking)</text:p>
            <text:p text:style-name="P22">German: Beginner (reading, speaking)</text:p>
            <text:p text:style-name="P22">French: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nfrastructure Specialist</text:p>
            <text:p text:style-name="P14">São Paulo, SP (Mar/2011 – to date)</text:p>
          </table:table-cell>
          <table:table-cell table:style-name="Table1.B1" office:value-type="string">
            <text:p text:style-name="P18">Provided consulting services for a number of different clients, primarily on BPM solutions, in and around IBM Business Process Manager v7.5.1 and its underlying WebSphere Application Server infrastructure: from installation, to configuration advice and performance analysis, to troubleshooting and problem determination.</text:p>
            <text:p text:style-name="P18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5">Senior Support Analyst</text:p>
            <text:p text:style-name="P16">São Paulo, SP (Nov/2009 – Mar/2011)</text:p>
          </table:table-cell>
          <table:table-cell table:style-name="Table1.B1" office:value-type="string">
            <text:p text:style-name="P18">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8">I also assisted the IT department in establishing ground rules and procedures for the infrastructure group.</text:p>
            <text:p text:style-name="P18">Additionally,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7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30">J2EE Consultant</text:p>
            <text:p text:style-name="P14">Blumenau, SC (May/2004 – Apr/2005)</text:p>
          </table:table-cell>
          <table:table-cell table:style-name="Table1.B1" office:value-type="string">
            <text:p text:style-name="P18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30">Training Program Manager</text:p>
            <text:p text:style-name="P14">São Paulo, SP (Dec/2001 – May/2004)</text:p>
          </table:table-cell>
          <table:table-cell table:style-name="Table1.B1" office:value-type="string">
            <text:p text:style-name="P18">Manager responsible for three training areas, namely Linux, Java and e-business, taking care of technical, logistics and financial aspects. Assisted achieving partnerships with big players of the market, including Sun and IBM.</text:p>
            <text:p text:style-name="P17">Leaded a team with 10 people, and also taught many different courses, including:</text:p>
            <text:p text:style-name="P17">● SUN - SL110 Java Programming for Beginners;</text:p>
            <text:p text:style-name="P17">● SUN - SL275 Java Programming Language;</text:p>
            <text:p text:style-name="P17">● IBM - WF311 Servlet &amp; JSP Development with WSAD v5.x;</text:p>
            <text:p text:style-name="P17">● IBM - WF351 EJB Development with WSAD v5;</text:p>
            <text:p text:style-name="P17">● IBM - WF381 WebSphere App Server Administration v5</text:p>
            <text:p text:style-name="P17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4">System Analyst</text:p>
            <text:p text:style-name="P14">São Paulo, SP (Abr/2001 - Nov/2001)</text:p>
          </table:table-cell>
          <table:table-cell table:style-name="Table1.B1" office:value-type="string">
            <text:p text:style-name="P18">Open-Source systems integration</text:p>
            <text:p text:style-name="P17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4">J2EE Programmer</text:p>
            <text:p text:style-name="P14">São Paulo, SP (Abr/2000 – Mar/2001)</text:p>
          </table:table-cell>
          <table:table-cell table:style-name="Table1.B1" office:value-type="string">
            <text:p text:style-name="P18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3">Luz Engenharia Financeira</text:p>
            <text:p text:style-name="P30">Programmer</text:p>
            <text:p text:style-name="P14">São Paulo, SP (Out/1999 – Mar/2000)</text:p>
          </table:table-cell>
          <table:table-cell table:style-name="Table1.B1" office:value-type="string">
            <text:p text:style-name="P18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30">System Administrator</text:p>
            <text:p text:style-name="P14">São Paulo, SP (Fev/1994 – Out/1999)</text:p>
          </table:table-cell>
          <table:table-cell table:style-name="Table1.B1" office:value-type="string">
            <text:p text:style-name="P18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7">Systems, Network &amp; Security Admin (June 1996 – October 1999)</text:p>
            <text:p text:style-name="P17">Unix Teacher – LSI courses (1997 – 1999)</text:p>
            <text:p text:style-name="P17">IRIX Teacher – partnership with Silicon Graphics Brazil (1997 – 1998)</text:p>
            <text:p text:style-name="P17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29" office:value-type="string">
            <text:p text:style-name="P7">Communities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29" office:value-type="string">
            <text:p text:style-name="P13">Sociedade de Usuários Java</text:p>
            <text:p text:style-name="P12">(SouJava)</text:p>
            <text:p text:style-name="P25"><text:a xlink:type="simple" xlink:href="http://www.soujava.org.br/"><text:span text:style-name="Internet_20_link"><text:span text:style-name="T1">http://www.soujava.org.br/</text:span></text:span></text:a></text:p>
            <text:p text:style-name="P14">São Paulo, SP (Out/1998 – Jul/2002)</text:p>
          </table:table-cell>
          <table:table-cell table:style-name="Table1.A1" office:value-type="string">
            <text:p text:style-name="P18">Organization</text:p>
            <text:p text:style-name="P18">Administration and support on events.</text:p>
            <text:p text:style-name="P17">Administration of the group server, http://www.soujava.org.br/</text:p>
          </table:table-cell>
        </table:table-row>
        <table:table-row table:style-name="Table1.1">
          <table:table-cell table:style-name="Table1.A29" office:value-type="string">
            <text:p text:style-name="P31">São Paulo Perl Mongers</text:p>
            <text:p text:style-name="P14"><text:a xlink:type="simple" xlink:href="http://sao-paulo.pm.org/">http://sao-paulo.pm.org/</text:a></text:p>
            <text:p text:style-name="P14">São Paulo, SP (May/2008 – to date)</text:p>
          </table:table-cell>
          <table:table-cell table:style-name="Table1.A1" office:value-type="string">
            <text:p text:style-name="P18">Leader of the group, starting May 2011.</text:p>
            <text:p text:style-name="P18">Active member of the mailing list</text:p>
            <text:p text:style-name="P18">Author of a number of Perl modules (http://search.cpan.org/~russoz/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3">IBM Certified System Administrator – WAS ND 6.0</text:p>
            <text:p text:style-name="P32"><text:s text:c="2"/>on November, 29th 2005</text:p>
            <text:p text:style-name="P22">Application Dev. with IBM WebSphere Studio, V5.0</text:p>
            <text:p text:style-name="P26"><text:s text:c="2"/>on March, 18th 2004</text:p>
            <text:p text:style-name="P22">Sun Certified Web Component Dev. for J2EE 1.3</text:p>
            <text:p text:style-name="P28"><text:s text:c="2"/>on March, 19th 2004</text:p>
            <text:p text:style-name="P22">Sun Certified Java Programmer for Java 1.4</text:p>
            <text:p text:style-name="P28"><text:s text:c="2"/>on July, 31st 2003</text:p>
            <text:p text:style-name="P22">Linux Professional Institute Certification Level 2</text:p>
            <text:p text:style-name="P28"><text:s text:c="2"/>on June 30th 2003 (LPI000022682, 97fgfk3m5a)</text:p>
            <text:p text:style-name="P22">Linux Professional Institute Certification Level 1</text:p>
            <text:p text:style-name="P2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3">Gestão de Negócios na Pequena e Média Empresa</text:p>
            <text:p text:style-name="P22">(Business Management in Small and Medium Enterprises)</text:p>
            <text:p text:style-name="P22">Universidade Anhembi-Morumbi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Not completed</text:p>
          </table:table-cell>
          <table:table-cell table:style-name="Table1.B1" office:value-type="string">
            <text:p text:style-name="P5">Ciência da Computação (BsC Computer Sciences)</text:p>
            <text:p text:style-name="P22">Instituto de Matemática e Estatística da USP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5">Colégio Marista de Brasília</text:p>
            <text:p text:style-name="P22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creator>Alexei Znamensky</dc:creator>
    <dc:date>2012-08-03T00:10:41</dc:date>
    <meta:editing-cycles>31</meta:editing-cycles>
    <meta:editing-duration>PT20H7M34S</meta:editing-duration>
    <meta:generator>LibreOffice/3.4$Linux LibreOffice_project/340m1$Build-502</meta:generator>
    <meta:document-statistic meta:table-count="1" meta:image-count="0" meta:object-count="0" meta:page-count="3" meta:paragraph-count="142" meta:word-count="895" meta:character-count="6165" meta:non-whitespace-character-count="5399"/>
    <meta:user-defined meta:name="Info 1"/>
    <meta:user-defined meta:name="Info 2"/>
    <meta:user-defined meta:name="Info 3"/>
    <meta:user-defined meta:name="Info 4"/>
  </office:meta>
</office:document-meta>
</file>